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7:06:32.16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7:12:34.878000000</dc:date>
    <meta:editing-duration>P3DT20H31M56S</meta:editing-duration>
    <meta:editing-cycles>3011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7" meta:object-count="0"/>
  </office:meta>
</office:document-meta>
</file>